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ree verse</text:p>
      <text:p text:style-name="Standard">Free verse is an open form of poetry which does not use a prescribed or regular meter or rhyme and tends to follow the rhythm of natural or irregular speech. Free verse encompasses a large range of poetic form, and the distinction between free verse and other forms (such as prose) is often ambiguou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5.8.2.2$MacOSX_AARCH64 LibreOffice_project/d401f2107ccab8f924a8e2df40f573aab7605b6f</meta:generator>
    <meta:document-statistic meta:table-count="0" meta:image-count="0" meta:object-count="0" meta:page-count="1" meta:paragraph-count="2" meta:word-count="56" meta:character-count="311" meta:non-whitespace-character-count="257"/>
    <meta:user-defined meta:name="AppVersion">14.0000</meta:user-defined>
    <meta:template xlink:type="simple" xlink:actuate="onRequest" xlink:title="Normal.dotm" xlink:href=""/>
  </office:meta>
</office:document-meta>
</file>